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end" style:justify-single-word="false"/>
      <style:text-properties fo:font-size="18pt" officeooo:rsid="001788b6" officeooo:paragraph-rsid="001788b6" style:font-size-asian="18pt" style:font-size-complex="18pt"/>
    </style:style>
    <style:style style:name="P3" style:family="paragraph" style:parent-style-name="Standard">
      <style:text-properties officeooo:paragraph-rsid="00184973"/>
    </style:style>
    <style:style style:name="P4" style:family="paragraph" style:parent-style-name="Standard">
      <style:paragraph-properties fo:text-align="end" style:justify-single-word="false"/>
      <style:text-properties fo:font-size="13pt" officeooo:rsid="001788b6" officeooo:paragraph-rsid="001788b6" style:font-size-asian="13pt" style:font-size-complex="13pt"/>
    </style:style>
    <style:style style:name="P5" style:family="paragraph" style:parent-style-name="Standard">
      <style:text-properties fo:font-size="13pt" officeooo:paragraph-rsid="00184973" style:font-size-asian="13pt" style:font-size-complex="13pt"/>
    </style:style>
    <style:style style:name="P6" style:family="paragraph" style:parent-style-name="Standard">
      <style:text-properties fo:font-size="13pt" officeooo:rsid="00184973" officeooo:paragraph-rsid="00184973" style:font-size-asian="13pt" style:font-size-complex="13pt"/>
    </style:style>
    <style:style style:name="P7" style:family="paragraph" style:parent-style-name="Standard">
      <style:paragraph-properties fo:text-align="start" style:justify-single-word="false"/>
      <style:text-properties fo:font-size="13pt" officeooo:rsid="001e53ba" officeooo:paragraph-rsid="001e53ba" style:font-size-asian="13pt" style:font-size-complex="13pt"/>
    </style:style>
    <style:style style:name="P8" style:family="paragraph" style:parent-style-name="Standard">
      <style:text-properties fo:font-size="13pt" style:text-underline-style="solid" style:text-underline-width="auto" style:text-underline-color="font-color" officeooo:rsid="00184973" officeooo:paragraph-rsid="00184973" style:font-size-asian="13pt" style:font-size-complex="13pt"/>
    </style:style>
    <style:style style:name="P9" style:family="paragraph" style:parent-style-name="Standard">
      <style:text-properties fo:font-size="13pt" style:text-underline-style="solid" style:text-underline-width="auto" style:text-underline-color="font-color" officeooo:rsid="00184973" officeooo:paragraph-rsid="00190ed0" style:font-size-asian="13pt" style:font-size-complex="13pt"/>
    </style:style>
    <style:style style:name="P10" style:family="paragraph" style:parent-style-name="Standard">
      <style:text-properties fo:font-size="13pt" style:text-underline-style="none" officeooo:rsid="00190ed0" officeooo:paragraph-rsid="00190ed0" style:font-size-asian="13pt" style:font-size-complex="13pt"/>
    </style:style>
    <style:style style:name="P11" style:family="paragraph" style:parent-style-name="Standard">
      <style:text-properties fo:font-size="13pt" style:text-underline-style="none" officeooo:rsid="00184973" officeooo:paragraph-rsid="00190ed0" style:font-size-asian="13pt" style:font-size-complex="13pt"/>
    </style:style>
    <style:style style:name="P12" style:family="paragraph" style:parent-style-name="Standard">
      <style:text-properties fo:font-size="13pt" style:text-underline-style="none" officeooo:rsid="001a883d" officeooo:paragraph-rsid="001a883d" style:font-size-asian="13pt" style:font-size-complex="13pt"/>
    </style:style>
    <style:style style:name="P13" style:family="paragraph" style:parent-style-name="Standard">
      <style:text-properties officeooo:paragraph-rsid="00190ed0"/>
    </style:style>
    <style:style style:name="P14" style:family="paragraph" style:parent-style-name="Standard">
      <style:text-properties style:text-underline-style="solid" style:text-underline-width="auto" style:text-underline-color="font-color" officeooo:rsid="001a883d" officeooo:paragraph-rsid="001a883d"/>
    </style:style>
    <style:style style:name="P15" style:family="paragraph" style:parent-style-name="Standard">
      <style:text-properties style:text-underline-style="solid" style:text-underline-width="auto" style:text-underline-color="font-color" officeooo:rsid="001a883d" officeooo:paragraph-rsid="001c5225"/>
    </style:style>
    <style:style style:name="P16" style:family="paragraph" style:parent-style-name="Standard">
      <style:text-properties style:text-underline-style="solid" style:text-underline-width="auto" style:text-underline-color="font-color" officeooo:rsid="001c5225" officeooo:paragraph-rsid="001c5225"/>
    </style:style>
    <style:style style:name="P17" style:family="paragraph" style:parent-style-name="Standard">
      <style:text-properties style:text-underline-style="solid" style:text-underline-width="auto" style:text-underline-color="font-color" officeooo:rsid="001c5225" officeooo:paragraph-rsid="001d23e5"/>
    </style:style>
    <style:style style:name="P18" style:family="paragraph" style:parent-style-name="Standard">
      <style:text-properties style:text-underline-style="solid" style:text-underline-width="auto" style:text-underline-color="font-color" officeooo:rsid="001d23e5" officeooo:paragraph-rsid="001d23e5"/>
    </style:style>
    <style:style style:name="P19" style:family="paragraph" style:parent-style-name="Standard">
      <style:text-properties style:text-underline-style="solid" style:text-underline-width="auto" style:text-underline-color="font-color" officeooo:rsid="001d23e5" officeooo:paragraph-rsid="001e67e5"/>
    </style:style>
    <style:style style:name="P20" style:family="paragraph" style:parent-style-name="Standard">
      <style:text-properties style:text-underline-style="none" officeooo:rsid="001a883d" officeooo:paragraph-rsid="001a883d"/>
    </style:style>
    <style:style style:name="P21" style:family="paragraph" style:parent-style-name="Standard">
      <style:text-properties style:text-underline-style="none" officeooo:rsid="001c5225" officeooo:paragraph-rsid="001c5225"/>
    </style:style>
    <style:style style:name="P22" style:family="paragraph" style:parent-style-name="Standard">
      <style:text-properties style:text-underline-style="none" officeooo:rsid="001d23e5" officeooo:paragraph-rsid="001d23e5"/>
    </style:style>
    <style:style style:name="P23" style:family="paragraph" style:parent-style-name="Standard">
      <style:text-properties style:text-underline-style="none" officeooo:rsid="001d23e5" officeooo:paragraph-rsid="001e67e5"/>
    </style:style>
    <style:style style:name="P24" style:family="paragraph" style:parent-style-name="Standard">
      <style:text-properties style:text-underline-style="none" officeooo:rsid="001e53ba" officeooo:paragraph-rsid="001e53ba"/>
    </style:style>
    <style:style style:name="P25" style:family="paragraph" style:parent-style-name="Standard">
      <style:text-properties style:text-underline-style="none" officeooo:rsid="001e67e5" officeooo:paragraph-rsid="001e67e5"/>
    </style:style>
    <style:style style:name="P26" style:family="paragraph" style:parent-style-name="Standard">
      <style:text-properties officeooo:paragraph-rsid="001a883d"/>
    </style:style>
    <style:style style:name="P27" style:family="paragraph" style:parent-style-name="Standard">
      <style:text-properties officeooo:rsid="001a883d" officeooo:paragraph-rsid="001a883d"/>
    </style:style>
    <style:style style:name="P28" style:family="paragraph" style:parent-style-name="Standard">
      <style:text-properties officeooo:paragraph-rsid="001d23e5"/>
    </style:style>
    <style:style style:name="P29" style:family="paragraph" style:parent-style-name="Text_20_body" style:list-style-name="L2"/>
    <style:style style:name="T1" style:family="text">
      <style:text-properties fo:font-size="13pt" style:font-size-asian="13pt" style:font-size-complex="13pt"/>
    </style:style>
    <style:style style:name="T2" style:family="text">
      <style:text-properties fo:font-size="13pt" officeooo:rsid="00184973" style:font-size-asian="13pt" style:font-size-complex="13pt"/>
    </style:style>
    <style:style style:name="T3" style:family="text">
      <style:text-properties fo:font-size="13pt" officeooo:rsid="001788b6" style:font-size-asian="13pt" style:font-size-complex="13pt"/>
    </style:style>
    <style:style style:name="T4" style:family="text">
      <style:text-properties fo:font-size="13pt" officeooo:rsid="001c5225" style:font-size-asian="13pt" style:font-size-complex="13pt"/>
    </style:style>
    <style:style style:name="T5" style:family="text">
      <style:text-properties fo:font-size="13pt" officeooo:rsid="001d23e5" style:font-size-asian="13pt" style:font-size-complex="13pt"/>
    </style:style>
    <style:style style:name="T6" style:family="text">
      <style:text-properties fo:font-size="13pt" officeooo:rsid="001e53ba" style:font-size-asian="13pt" style:font-size-complex="13pt"/>
    </style:style>
    <style:style style:name="T7" style:family="text">
      <style:text-properties fo:font-size="13pt" officeooo:rsid="001e67e5" style:font-size-asian="13pt" style:font-size-complex="13pt"/>
    </style:style>
    <style:style style:name="T8" style:family="text">
      <style:text-properties fo:font-size="13pt" style:text-underline-style="none" style:font-size-asian="13pt" style:font-size-complex="13pt"/>
    </style:style>
    <style:style style:name="T9" style:family="text">
      <style:text-properties fo:font-size="13pt" style:text-underline-style="none" officeooo:rsid="00190ed0" style:font-size-asian="13pt" style:font-size-complex="13pt"/>
    </style:style>
    <style:style style:name="T10" style:family="text">
      <style:text-properties fo:font-size="13pt" style:text-underline-style="none" officeooo:rsid="00184973" style:font-size-asian="13pt" style:font-size-complex="13pt"/>
    </style:style>
    <style:style style:name="T11" style:family="text">
      <style:text-properties fo:font-size="13pt" style:text-underline-style="none" officeooo:rsid="001a883d" style:font-size-asian="13pt" style:font-size-complex="13pt"/>
    </style:style>
    <style:style style:name="T12" style:family="text">
      <style:text-properties fo:font-size="13pt" style:text-underline-style="none" officeooo:rsid="001d23e5" style:font-size-asian="13pt" style:font-size-complex="13pt"/>
    </style:style>
    <style:style style:name="T13" style:family="text">
      <style:text-properties fo:font-size="13pt" style:text-underline-style="none" officeooo:rsid="001e67e5" style:font-size-asian="13pt" style:font-size-complex="13pt"/>
    </style:style>
    <style:style style:name="T14" style:family="text">
      <style:text-properties officeooo:rsid="00190ed0"/>
    </style:style>
    <style:style style:name="T15" style:family="text">
      <style:text-properties officeooo:rsid="001a883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 1</text:p>
      <text:p text:style-name="P1">Paradigmas de Programación</text:p>
      <text:p text:style-name="P2">Enzo Palau</text:p>
      <text:p text:style-name="P7">Parte practica:</text:p>
      <text:p text:style-name="P3"><text:span text:style-name="T3">1) </text:span><text:span text:style-name="Strong_20_Emphasis"><text:span text:style-name="T1">C#</text:span></text:span><text:span text:style-name="T1"> , es un lenguaje de programación diseñado por la conocida compañía </text:span><text:span text:style-name="Strong_20_Emphasis"><text:span text:style-name="T1">Microsoft</text:span></text:span><text:span text:style-name="T1">. </text:span><text:span text:style-name="T2">E</text:span><text:span text:style-name="T1">stá </text:span><text:span text:style-name="Strong_20_Emphasis"><text:span text:style-name="T1">orientado a objetos, </text:span></text:span><text:span text:style-name="Strong_20_Emphasis"><text:span text:style-name="T2">y de tipado estático </text:span></text:span><text:span text:style-name="T1">.</text:span></text:p>
      <text:p text:style-name="P5">Con C# podemos desarrollar todo tipo de proyectos, desde programas de consola, servicios web, hasta programas de interfaz gráfica, todo bajo la plataforma .NET de Microsoft. Además es posible desarrollar aplicaciones para móviles y juegos usando el motor de Unity, entre otras cosas. <text:s/></text:p>
      <text:p text:style-name="P5"/>
      <text:p text:style-name="P6">2) Ambos son lenguajes de alto nivel, se siguen usando por el hecho de generar compatibilidad con sistemas antiguos y mantenimiento por ejemplo el cobol en bancos.</text:p>
      <text:p text:style-name="P6"/>
      <text:p text:style-name="P6">3) Lenguaje de bajo nivel, ligaduras estáticas? , no tipado.</text:p>
      <text:p text:style-name="P6"/>
      <text:p text:style-name="P6">4) Python presenta las siguientes características:</text:p>
      <text:p text:style-name="P6">-Nivel de lenguaje: Alto</text:p>
      <text:p text:style-name="P6">-Tipado: Fuerte <text:s/></text:p>
      <text:p text:style-name="P6">-Ligadura: Dinámica</text:p>
      <text:p text:style-name="P6"/>
      <text:p text:style-name="P3"><text:span text:style-name="T2">5) </text:span>Python utiliza un proceso de interpretación en tiempo real para ejecutar el código.</text:p>
      <text:p text:style-name="Text_20_body">El proceso que realiza Python desde que se toma el código fuente hasta que se ejecuta en una máquina generalmente involucra los siguientes pasos:</text:p>
      <text:list text:style-name="L2">
        <text:list-item>
          <text:p text:style-name="P29">Análisis léxico (Lexing): En esta etapa, el código fuente se divide en elementos léxicos más pequeños llamados "tokens". Los tokens son partes indivisibles del código, como palabras clave, identificadores, números y operadores.</text:p>
        </text:list-item>
        <text:list-item>
          <text:p text:style-name="P29">Análisis sintáctico (Parsing): En esta etapa, los tokens se organizan en una estructura jerárquica que representa la sintaxis del programa. Esto se llama árbol de análisis sintáctico o árbol de sintaxis abstracta.</text:p>
        </text:list-item>
        <text:list-item>
          <text:p text:style-name="P29">Generación de bytecode: Después de analizar la estructura sintáctica del código, Python genera un código intermedio llamado "bytecode". El bytecode es una representación de bajo nivel que es independiente de la plataforma y es más eficiente para ser ejecutado por la máquina virtual de Python.</text:p>
        </text:list-item>
        <text:list-item>
          <text:p text:style-name="P29">Ejecución: La máquina virtual de Python (también conocida como "Python interpreter") ejecuta el bytecode generado. La máquina virtual traduce el bytecode en instrucciones de bajo nivel que la máquina puede entender y ejecutar.</text:p>
        </text:list-item>
        <text:list-item>
          <text:p text:style-name="P29">Resultados: Durante la ejecución, el programa puede interactuar con el sistema operativo y otros recursos, realizar cálculos, manipular datos y generar resultados.</text:p>
        </text:list-item>
      </text:list>
      <text:p text:style-name="Text_20_body">Es importante tener en cuenta que Python utiliza un enfoque de "compilación en tiempo de ejecución" en lugar de compilar todo el código antes de la ejecución. </text:p>
      <text:p text:style-name="P6"/>
      <text:p text:style-name="P6"/>
      <text:p text:style-name="P8"><text:soft-page-break/>Ejercicio 2</text:p>
      <text:p text:style-name="P8"/>
      <text:p text:style-name="P10">1- V ya que se hacen relaciones logicas y luego consultas</text:p>
      <text:p text:style-name="P10"/>
      <text:p text:style-name="P13"><text:span text:style-name="T9">2-</text:span>En PD, el enfoque se centra en definir relaciones y propiedades del problema, y luego dejar que el sistema o el lenguaje de programación encuentre la solución. Esto contrasta con la Programación Imperativa (PI), donde se especifica "cómo" se debe realizar cada paso para resolver un problema. </text:p>
      <text:p text:style-name="P13"/>
      <text:p text:style-name="P13"/>
      <text:p text:style-name="P9">Ejercicio <text:span text:style-name="T14">3</text:span></text:p>
      <text:p text:style-name="P9"/>
      <text:p text:style-name="P12">1)</text:p>
      <text:p text:style-name="P11">Se entiende por ligadura estática de tipo, a todas aquellas ligaduras que se realizan antes del</text:p>
      <text:p text:style-name="P26"><text:span text:style-name="T10">tiempo de ejecución y que permanecen inmutables durante el mismo</text:span><text:span text:style-name="T11">(</text:span>tiempo de compilación<text:span text:style-name="T15">)</text:span><text:span text:style-name="T10">.</text:span></text:p>
      <text:p text:style-name="P11"/>
      <text:p text:style-name="P11">La ligadura dinámica de tipos se refiere a la asignación de tipos a variables o expresiones en tiempo de ejecución. </text:p>
      <text:p text:style-name="P11"/>
      <text:p text:style-name="P12">2) </text:p>
      <text:p text:style-name="P11">Un error de tipos es el proceso de querer realizar una operación sobre un operando de un tipo no compatible con dicha operación</text:p>
      <text:p text:style-name="P11"/>
      <text:p text:style-name="P11">La comprobación de tipos es el procedimiento que se lleva a cabo para corroborar que los operadores en un operador tengan tipos compatibles.</text:p>
      <text:p text:style-name="P11"/>
      <text:p text:style-name="P26"><text:span text:style-name="T10">La </text:span>coacción <text:span text:style-name="T10"><text:s/>es un proceso interno para hacer una conversión de tipos para generar compatibilidad de tipos.</text:span></text:p>
      <text:p text:style-name="P26"><text:span text:style-name="T10"/></text:p>
      <text:p text:style-name="P27"><text:span text:style-name="T10">3</text:span><text:span text:style-name="T8">)La compatibilidad de tipos nominal hace una revisión unicamente del nombre del tipo, es decir, si el nombre del tipo coincide entre dos variables se dice que estas tienen compatibilidad nominal, en cambio la compatibilidad estructural revisa el contenido de cada una, verificando que en cada variable se halle almacenada información cuyos tipos sean compatibles en cuanto a operaciones se refiere y no unicamente al nombre del tipo.</text:span></text:p>
      <text:p text:style-name="P27"><text:span text:style-name="T8"/></text:p>
      <text:p text:style-name="P14"><text:span text:style-name="T1">Ejercicio 4</text:span></text:p>
      <text:p text:style-name="P14"><text:span text:style-name="T1"/></text:p>
      <text:p text:style-name="P20"><text:span text:style-name="T1">las variables locales en un bloque de código no retienen sus valores anteriores debido a cómo se gestiona la memoria en la pila de llamadas y cómo se administra el ciclo de vida de las variables durante la ejecución del programa. </text:span></text:p>
      <text:p text:style-name="P27"><text:span text:style-name="T8"/></text:p>
      <text:p text:style-name="P11"/>
      <text:p text:style-name="P15"><text:span text:style-name="T1">Ejercicio </text:span><text:span text:style-name="T4">5</text:span></text:p>
      <text:p text:style-name="P16"><text:span text:style-name="T4"/></text:p>
      <text:p text:style-name="P21"><text:span text:style-name="T1">1- dentro de la func 1</text:span></text:p>
      <text:p text:style-name="P21"><text:span text:style-name="T1">2- Global?</text:span></text:p>
      <text:p text:style-name="P21"><text:span text:style-name="T1">4- No, no son lo mismo ya que las variables están referenciando posiciones de memoria distintas y pertenecen a ámbitos distintos</text:span></text:p>
      <text:p text:style-name="P21"><text:span text:style-name="T1">5- las volvió a declarar a si que no</text:span></text:p>
      <text:p text:style-name="P21"><text:span text:style-name="T1">7- en la func1 en el segundo bloque</text:span></text:p>
      <text:p text:style-name="P21"><text:soft-page-break/><text:span text:style-name="T1"/></text:p>
      <text:p text:style-name="P16"><text:span text:style-name="T1">Ejercicio 6 </text:span><text:span text:style-name="T8"><text:s/></text:span><text:span text:style-name="T12">imprime 10</text:span></text:p>
      <text:p text:style-name="P16"><text:span text:style-name="T12"/></text:p>
      <text:p text:style-name="P16"><text:span text:style-name="T5">Ejercicio 7</text:span></text:p>
      <text:p text:style-name="P16"><text:span text:style-name="T5"/></text:p>
      <text:p text:style-name="P28"><text:span text:style-name="T12">1- F </text:span><text:span text:style-name="T1">en una secuencia de componentes léxicos o tokens. Los tokens son unidades léxicas indivisibles, como palabras clave, identificadores, operadores y símbolos. Estos componentes sintácticos primitivos son utilizados por el analizador sintáctico para construir la estructura jerárquica del programa. </text:span></text:p>
      <text:p text:style-name="P28"><text:span text:style-name="T1"/></text:p>
      <text:p text:style-name="P28"><text:span text:style-name="T5">2- V </text:span><text:span text:style-name="T1">La semántica estática se refiere a las reglas que determinan si un programa es sintácticamente correcto y tiene sentido desde un punto de vista de tipos, alcance y estructura.</text:span></text:p>
      <text:p text:style-name="P28"><text:span text:style-name="T1"/></text:p>
      <text:p text:style-name="P28"><text:span text:style-name="T1"/></text:p>
      <text:p text:style-name="P17"><text:span text:style-name="T5">Ejercicio 8</text:span></text:p>
      <text:p text:style-name="P17"><text:span text:style-name="T5"/></text:p>
      <text:p text:style-name="P22"><text:span text:style-name="T1">la 2 solo debemos llevar la cuenta de la lógica del problema y no del control del mismo.</text:span></text:p>
      <text:p text:style-name="P22"><text:span text:style-name="T1"/></text:p>
      <text:p text:style-name="P18"><text:span text:style-name="T1">Ejercicio 9</text:span></text:p>
      <text:p text:style-name="P18"><text:span text:style-name="T1"/></text:p>
      <text:p text:style-name="P22"><text:span text:style-name="T6">L</text:span><text:span text:style-name="T1">as afirmaciones 1 y 2 son verdaderas en general, mientras que las afirmaciones 3 y 4 son falsas en el contexto de la programación declarativa en comparación con la programación imperativa. </text:span></text:p>
      <text:p text:style-name="P22"><text:span text:style-name="T1"/></text:p>
      <text:p text:style-name="P18"><text:span text:style-name="T1">Ejercicio 10</text:span></text:p>
      <text:p text:style-name="P18"><text:span text:style-name="T1"/></text:p>
      <text:p text:style-name="P24"><text:span text:style-name="T1">V</text:span></text:p>
      <text:p text:style-name="P24"><text:span text:style-name="T1">F</text:span></text:p>
      <text:p text:style-name="P24"><text:span text:style-name="T1">puede considerarse uno, aunque cada arquitectura tiene sus propias instrucciones</text:span></text:p>
      <text:p text:style-name="P18"><text:span text:style-name="T1"/></text:p>
      <text:p text:style-name="P18"><text:span text:style-name="T1">Ejercicio 11</text:span></text:p>
      <text:p text:style-name="P18"><text:span text:style-name="T1"/></text:p>
      <text:p text:style-name="P22"><text:span text:style-name="T1">-Interpretados: Python, JavaScript, Mathematica, PHP, Perl</text:span></text:p>
      <text:p text:style-name="P22"><text:span text:style-name="T1">-Compilados: C, Fortran, Pascal, Haskell(Varia según implementacion)</text:span></text:p>
      <text:p text:style-name="P22"><text:span text:style-name="T1">-Hibrido: Java, Scala</text:span></text:p>
      <text:p text:style-name="P22"><text:span text:style-name="T1"/></text:p>
      <text:p text:style-name="P19"><text:span text:style-name="T1">Ejercicio 1</text:span><text:span text:style-name="T7">2</text:span></text:p>
      <text:p text:style-name="P19"><text:span text:style-name="T7"/></text:p>
      <text:p text:style-name="P25"><text:span text:style-name="T1">Ninguna es correcta </text:span></text:p>
      <text:p text:style-name="P21"><text:span text:style-name="T1"/></text:p>
      <text:p text:style-name="P19"><text:span text:style-name="T1">Ejercicio 1</text:span><text:span text:style-name="T7">3 </text:span><text:span text:style-name="T13"><text:s/>Paradigmas de programación</text:span></text:p>
      <text:p text:style-name="P19"><text:span text:style-name="T13"/></text:p>
      <text:p text:style-name="P19"><text:span text:style-name="T1">Ejercicio 1</text:span><text:span text:style-name="T7">4</text:span><text:span text:style-name="T13"> <text:s text:c="2"/></text:span></text:p>
      <text:p text:style-name="P19"><text:span text:style-name="T7"/></text:p>
      <text:p text:style-name="P19"><text:span text:style-name="T7"/></text:p>
      <text:p text:style-name="P23"><text:span text:style-name="T7"/></text:p>
      <text:p text:style-name="P6"/>
      <text:p text:style-name="P6"><text:soft-page-break/>1) Entendemos por ligadura al proceso de relacionar un atributo con una entidad. Los tiempos de ligaduras se pueden clasificar en “Tiempo de diseño del lenguaje” (como por ejemplo el asterisco se liga a la multiplicación), en “Tiempo de implementación” (el tipo entero se liga a una serie de valores en C a la hora de la implementación del lenguaje), en “Tiempo de compilación” (una variable se liga a un tipo de dato en C), en “Tiempo de carga” (Se liga una variable a una posicion de memoria), en “Tiempo de vinculacion” (se pueden llegar a ligar las llamadas a una biblioteca o librería al subprograma correspondiente), en “Tiempo de ejecución” (el cambio de ligadura de tipo en una variable de python)</text:p>
      <text:p text:style-name="P6"/>
      <text:p text:style-name="P6"/>
      <text:p text:style-name="P6">2) El concepto de ligadura esta directamente relacionado con la semántica de un lenguaje, ya que cuando ligamos una entidad con un atributo usualmente le estamos asignando un significado a dicha entidad para su futura interpretación y utilización. En el caso de la ligadura de ‘*’ a la multiplicación en C por ejemplo, estamos dándole un significado a ‘*’ con el objetivo de utilizarlo para representar la operación binaria multiplicación</text:p>
      <text:p text:style-name="P6"/>
      <text:p text:style-name="P6"/>
      <text:p text:style-name="P6">3) Cuando se implementa un tipo de ligadura implicita, el lenguaje no requiere de ninguna especificación con respecto al tipo (en caso de estar ligando una variable a un tipo) durante la asignacion, sino que el lenguaje “descubre” a que se debe ligar a partir de la información que estamos asignando a la variable. En cambio, la ligadura explicita nos solicita que especifiquemos el tipo de dato al que queremos ligar la variable al momento de la asignación.</text:p>
      <text:p text:style-name="P6">Ligadura implicita (JavaScript): let hola = ‘Hola’</text:p>
      <text:p text:style-name="P6">Ligadura explicita( C ): int num = 2</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1T10:44:36.731000000</meta:creation-date>
    <dc:date>2023-08-11T12:32:15.370000000</dc:date>
    <meta:editing-duration>PT1H47M35S</meta:editing-duration>
    <meta:editing-cycles>8</meta:editing-cycles>
    <meta:generator>LibreOffice/7.5.3.2$Windows_X86_64 LibreOffice_project/9f56dff12ba03b9acd7730a5a481eea045e468f3</meta:generator>
    <meta:document-statistic meta:table-count="0" meta:image-count="0" meta:object-count="0" meta:page-count="4" meta:paragraph-count="66" meta:word-count="1155" meta:character-count="7154" meta:non-whitespace-character-count="6052"/>
  </office:meta>
</office:document-meta>
</file>